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2153f" officeooo:paragraph-rsid="000215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ow is the link to my weather site:</text:p>
      <text:p text:style-name="P1"/>
      <text:p text:style-name="P1"><text:a xlink:type="simple" xlink:href="https://mi-linux.wlv.ac.uk/~1916829/week10_responsive/html_javaScript/index.html" text:style-name="Internet_20_link" text:visited-style-name="Visited_20_Internet_20_Link">https://mi-linux.wlv.ac.uk/~1916829/week10_responsive/html_javaScript/index.html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22T23:52:09.900378611</meta:creation-date>
    <dc:date>2021-04-22T23:54:32.829009928</dc:date>
    <meta:editing-duration>PT2M23S</meta:editing-duration>
    <meta:editing-cycles>1</meta:editing-cycles>
    <meta:generator>LibreOffice/7.1.2.2$MacOSX_X86_64 LibreOffice_project/8a45595d069ef5570103caea1b71cc9d82b2aae4</meta:generator>
    <meta:document-statistic meta:table-count="0" meta:image-count="0" meta:object-count="0" meta:page-count="1" meta:paragraph-count="2" meta:word-count="9" meta:character-count="117" meta:non-whitespace-character-count="110"/>
  </office:meta>
</office:document-meta>
</file>